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1cm" fo:margin-left="0cm" table:align="left" style:shadow="none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style:border-line-width-left="0.002cm 0.004cm 0.002cm" style:border-line-width-top="0.002cm 0.004cm 0.002cm" style:border-line-width-bottom="0.002cm 0.004cm 0.002cm" fo:padding="0.097cm" fo:border-left="0.2pt double #000000" fo:border-right="none" fo:border-top="0.2pt double #000000" fo:border-bottom="0.2pt double #000000"/>
    </style:style>
    <style:style style:name="Tabella2.F1" style:family="table-cell">
      <style:table-cell-properties style:border-line-width="0.002cm 0.004cm 0.002cm" fo:padding="0.097cm" fo:border="0.2pt double #000000"/>
    </style:style>
    <style:style style:name="Tabella2.A2" style:family="table-cell">
      <style:table-cell-properties style:border-line-width-left="0.002cm 0.004cm 0.002cm" style:border-line-width-right="0.002cm 0.004cm 0.002cm" style:border-line-width-bottom="0.002cm 0.004cm 0.002cm" fo:padding="0.097cm" fo:border-left="0.2pt double #000000" fo:border-right="0.2pt double #000000" fo:border-top="none" fo:border-bottom="0.2pt double #000000"/>
    </style:style>
    <style:style style:name="Tabella2.A3" style:family="table-cell">
      <style:table-cell-properties style:border-line-width-left="0.002cm 0.004cm 0.002cm" style:border-line-width-bottom="0.002cm 0.004cm 0.002cm" fo:padding="0.097cm" fo:border-left="0.2pt double #000000" fo:border-right="none" fo:border-top="none" fo:border-bottom="0.2pt double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Verdana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ing">
      <style:text-properties style:font-name="Verdana" fo:font-size="11pt" style:font-size-asian="11pt" style:font-size-complex="11pt"/>
    </style:style>
    <style:style style:name="P2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&lt;for each=&quot;o in objects&quot;&gt;">starts for loop item objects</text:text-input></text:p>
      <text:p text:style-name="P17"><text:placeholder text:placeholder-type="text">&lt;setLang('it_IT')&gt;</text:placeholder></text:p>
      <text:p text:style-name="P17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0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6">Prodotto: </text:p>
            <text:p text:style-name="P24">[<text:placeholder text:placeholder-type="text">&lt;o.product.default_code&gt;</text:placeholder>]</text:p>
            <text:p text:style-name="P24"><text:placeholder text:placeholder-type="text">&lt;o.product.name&gt;</text:placeholder></text:p>
          </table:table-cell>
          <table:table-cell table:style-name="Tabella1.A2" office:value-type="string">
            <text:p text:style-name="P6">Impianto:</text:p>
            <text:p text:style-name="P24"><text:placeholder text:placeholder-type="text">&lt;o.workcenter_id.name or ""&gt;</text:placeholder></text:p>
          </table:table-cell>
          <table:table-cell table:style-name="Tabella1.D2" office:value-type="string">
            <text:p text:style-name="P6">Data:</text:p>
            <text:p text:style-name="P24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9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3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2"><text:placeholder text:placeholder-type="text">&lt;material.product_id.name&gt;</text:placeholder></text:p>
          </table:table-cell>
          <table:table-cell table:style-name="Tabella2.A3" office:value-type="string">
            <text:p text:style-name="P26"><text:placeholder text:placeholder-type="text">&lt;material.quanti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5">Totale</text:p>
          </table:table-cell>
          <table:covered-table-cell/>
          <table:table-cell table:style-name="Tabella2.A3" office:value-type="string">
            <text:p text:style-name="P27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1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0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2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3">[<text:placeholder text:placeholder-type="text">&lt;o.product.default_code&gt;</text:placeholder>]</text:p>
            <text:p text:style-name="P23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3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9"><text:text-input text:description="&lt;for each=&quot;ol in o.production_id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9"><text:soft-page-break/><text:text-input text:description="&lt;/for&gt;">/for</text:text-input></text:p>
            <text:p text:style-name="P29"><text:text-input text:description="&lt;for each=&quot;ol in o.production_id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9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18">Legenda: Q.C.P. = Quality Control Passed</text:p>
      <text:p text:style-name="P13"><text:placeholder text:placeholder-type="text">&lt;if test="len(objects)&gt;1 and o.id!=objects[-1].id"&gt;</text:placeholder></text:p>
      <text:p text:style-name="P31"/>
      <text:p text:style-name="P21"><text:placeholder text:placeholder-type="text">&lt;/if&gt;</text:placeholder></text:p>
      <text:p text:style-name="P1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1T11:26:30.680998023</dc:date>
    <meta:editing-duration>P1DT15H25M43S</meta:editing-duration>
    <meta:editing-cycles>255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6" meta:word-count="193" meta:character-count="2017" meta:non-whitespace-character-count="1908"/>
    <meta:user-defined meta:name="Info 1"/>
    <meta:user-defined meta:name="Info 2"/>
    <meta:user-defined meta:name="Info 3"/>
    <meta:user-defined meta:name="Info 4"/>
  </office:meta>
</office:document-meta>
</file>